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67.70pt"/>
          <style:tab-stop style:position="65788.00pt" style:leader-style="dotted"/>
          <style:tab-stop style:position="421116.65pt" style:type="right"/>
          <style:tab-stop style:position="-5.00pt"/>
          <style:tab-stop style:position="76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00pt" fo:text-indent="-5.00pt">
        <style:tab-stops>
          <style:tab-stop style:position="67.70pt"/>
          <style:tab-stop style:position="65788.00pt" style:leader-style="dotted"/>
          <style:tab-stop style:position="421116.65pt" style:type="right"/>
          <style:tab-stop style:position="-5.00pt"/>
          <style:tab-stop style:position="76.80pt"/>
        </style:tab-stops>
      </style:paragraph-properties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left="5.00pt" fo:text-indent="-5.00pt">
        <style:tab-stops>
          <style:tab-stop style:position="67.70pt"/>
          <style:tab-stop style:position="65788.00pt" style:leader-style="dotted"/>
          <style:tab-stop style:position="421116.65pt" style:type="right"/>
          <style:tab-stop style:position="-5.00pt"/>
          <style:tab-stop style:position="76.75pt"/>
          <style:tab-stop style:position="65788.00pt" style:leader-style="dotted"/>
          <style:tab-stop style:position="421116.65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67.70pt"/>
          <style:tab-stop style:position="65788.00pt" style:leader-style="dotted"/>
          <style:tab-stop style:position="421116.65pt" style:type="right"/>
          <style:tab-stop style:position="-5.00pt"/>
          <style:tab-stop style:position="76.75pt"/>
          <style:tab-stop style:position="65788.00pt" style:leader-style="dotted"/>
          <style:tab-stop style:position="421116.65pt" style:type="right"/>
        </style:tab-stops>
      </style:paragraph-properties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00.00%" fo:text-align="left" fo:margin-left="5.00pt" fo:text-indent="-5.00pt">
        <style:tab-stops>
          <style:tab-stop style:position="67.70pt"/>
          <style:tab-stop style:position="65788.00pt" style:leader-style="dotted"/>
          <style:tab-stop style:position="421116.65pt" style:type="right"/>
          <style:tab-stop style:position="-5.00pt"/>
          <style:tab-stop style:position="82.75pt"/>
          <style:tab-stop style:position="65788.00pt" style:leader-style="dotted"/>
          <style:tab-stop style:position="421116.65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67.70pt"/>
          <style:tab-stop style:position="65788.00pt" style:leader-style="dotted"/>
          <style:tab-stop style:position="421116.65pt" style:type="right"/>
          <style:tab-stop style:position="-5.00pt"/>
          <style:tab-stop style:position="82.75pt"/>
          <style:tab-stop style:position="65788.00pt" style:leader-style="dotted"/>
          <style:tab-stop style:position="421116.6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left="5.00pt" fo:text-indent="-5.00pt">
        <style:tab-stops>
          <style:tab-stop style:position="76.00pt"/>
          <style:tab-stop style:position="65788.00pt" style:leader-style="dotted"/>
          <style:tab-stop style:position="421116.65pt" style:type="right"/>
          <style:tab-stop style:position="-5.00pt"/>
          <style:tab-stop style:position="76.0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76.00pt"/>
          <style:tab-stop style:position="65788.00pt" style:leader-style="dotted"/>
          <style:tab-stop style:position="421116.65pt" style:type="right"/>
          <style:tab-stop style:position="-5.00pt"/>
          <style:tab-stop style:position="76.00pt"/>
        </style:tab-stops>
      </style:paragraph-properties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left="5.00pt" fo:text-indent="-5.00pt">
        <style:tab-stops>
          <style:tab-stop style:position="66.95pt"/>
          <style:tab-stop style:position="65788.00pt" style:leader-style="dotted"/>
          <style:tab-stop style:position="421116.65pt" style:type="right"/>
          <style:tab-stop style:position="-5.00pt"/>
          <style:tab-stop style:position="77.55pt"/>
          <style:tab-stop style:position="65788.00pt" style:leader-style="dotted"/>
          <style:tab-stop style:position="421116.65pt" style:type="right"/>
          <style:tab-stop style:position="7.8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66.95pt"/>
          <style:tab-stop style:position="65788.00pt" style:leader-style="dotted"/>
          <style:tab-stop style:position="421116.65pt" style:type="right"/>
          <style:tab-stop style:position="-5.00pt"/>
          <style:tab-stop style:position="77.55pt"/>
          <style:tab-stop style:position="65788.00pt" style:leader-style="dotted"/>
          <style:tab-stop style:position="421116.65pt" style:type="right"/>
          <style:tab-stop style:position="7.80pt"/>
        </style:tab-stops>
      </style:paragraph-properties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66.2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66.2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25" style:family="paragraph">
      <style:paragraph-properties fo:line-height="115.00%" fo:text-align="left"/>
    </style:style>
    <style:style style:name="P26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009722in"/>
    </style:style>
    <style:style style:name="TableColumn0101" style:family="table-column">
      <style:table-column-properties style:column-width="1.136111in"/>
    </style:style>
    <style:style style:name="TableColumn0102" style:family="table-column">
      <style:table-column-properties style:column-width="1.072917in"/>
    </style:style>
    <style:style style:name="TableColumn0103" style:family="table-column">
      <style:table-column-properties style:column-width="1.072917in"/>
    </style:style>
    <style:style style:name="TableColumn0104" style:family="table-column">
      <style:table-column-properties style:column-width="1.072917in"/>
    </style:style>
    <style:style style:name="Table01" style:family="table">
      <style:table-properties style:width="5.3645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1.009722in"/>
    </style:style>
    <style:style style:name="TableColumn0201" style:family="table-column">
      <style:table-column-properties style:column-width="1.135417in"/>
    </style:style>
    <style:style style:name="TableColumn0202" style:family="table-column">
      <style:table-column-properties style:column-width="1.072917in"/>
    </style:style>
    <style:style style:name="TableColumn0203" style:family="table-column">
      <style:table-column-properties style:column-width="1.072222in"/>
    </style:style>
    <style:style style:name="TableColumn0204" style:family="table-column">
      <style:table-column-properties style:column-width="1.072917in"/>
    </style:style>
    <style:style style:name="TableColumn0205" style:family="table-column">
      <style:table-column-properties style:column-width="1.968750in"/>
    </style:style>
    <style:style style:name="TableColumn0206" style:family="table-column">
      <style:table-column-properties style:column-width="1.906944in"/>
    </style:style>
    <style:style style:name="Table02" style:family="table">
      <style:table-properties style:width="9.2388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6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1.009722in"/>
    </style:style>
    <style:style style:name="TableColumn0301" style:family="table-column">
      <style:table-column-properties style:column-width="1.218750in"/>
    </style:style>
    <style:style style:name="TableColumn0302" style:family="table-column">
      <style:table-column-properties style:column-width="1.395833in"/>
    </style:style>
    <style:style style:name="TableColumn0303" style:family="table-column">
      <style:table-column-properties style:column-width="1.208333in"/>
    </style:style>
    <style:style style:name="TableColumn0304" style:family="table-column">
      <style:table-column-properties style:column-width="1.209028in"/>
    </style:style>
    <style:style style:name="TableColumn0305" style:family="table-column">
      <style:table-column-properties style:column-width="1.208333in"/>
    </style:style>
    <style:style style:name="TableColumn0306" style:family="table-column">
      <style:table-column-properties style:column-width="1.207639in"/>
    </style:style>
    <style:style style:name="Table03" style:family="table">
      <style:table-properties style:width="8.45763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6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400" style:family="table-column">
      <style:table-column-properties style:column-width="1.125000in"/>
    </style:style>
    <style:style style:name="TableColumn0401" style:family="table-column">
      <style:table-column-properties style:column-width="1.125000in"/>
    </style:style>
    <style:style style:name="TableColumn0402" style:family="table-column">
      <style:table-column-properties style:column-width="1.125000in"/>
    </style:style>
    <style:style style:name="TableColumn0403" style:family="table-column">
      <style:table-column-properties style:column-width="1.072917in"/>
    </style:style>
    <style:style style:name="TableColumn0404" style:family="table-column">
      <style:table-column-properties style:column-width="1.072917in"/>
    </style:style>
    <style:style style:name="Table04" style:family="table">
      <style:table-properties style:width="5.52083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500" style:family="table-column">
      <style:table-column-properties style:column-width="0.999306in"/>
    </style:style>
    <style:style style:name="TableColumn0501" style:family="table-column">
      <style:table-column-properties style:column-width="1.146528in"/>
    </style:style>
    <style:style style:name="TableColumn0502" style:family="table-column">
      <style:table-column-properties style:column-width="1.072917in"/>
    </style:style>
    <style:style style:name="TableColumn0503" style:family="table-column">
      <style:table-column-properties style:column-width="1.072917in"/>
    </style:style>
    <style:style style:name="TableColumn0504" style:family="table-column">
      <style:table-column-properties style:column-width="1.072917in"/>
    </style:style>
    <style:style style:name="TableColumn0505" style:family="table-column">
      <style:table-column-properties style:column-width="1.072917in"/>
    </style:style>
    <style:style style:name="TableColumn0506" style:family="table-column">
      <style:table-column-properties style:column-width="1.072917in"/>
    </style:style>
    <style:style style:name="TableColumn0507" style:family="table-column">
      <style:table-column-properties style:column-width="1.071528in"/>
    </style:style>
    <style:style style:name="Table05" style:family="table">
      <style:table-properties style:width="8.58194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6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7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600" style:family="table-column">
      <style:table-column-properties style:column-width="0.989583in"/>
    </style:style>
    <style:style style:name="TableColumn0601" style:family="table-column">
      <style:table-column-properties style:column-width="1.165972in"/>
    </style:style>
    <style:style style:name="TableColumn0602" style:family="table-column">
      <style:table-column-properties style:column-width="1.572222in"/>
    </style:style>
    <style:style style:name="TableColumn0603" style:family="table-column">
      <style:table-column-properties style:column-width="1.875694in"/>
    </style:style>
    <style:style style:name="Table06" style:family="table">
      <style:table-properties style:width="5.603472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CUSTOMER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3"><text:span text:style-name="T3">ID</text:span><text:span text:style-name="T4"/></text:p>
          </table:table-cell>
          <table:table-cell table:style-name="TableCell010001">
            <text:p text:style-name="P3"><text:span text:style-name="T5">FirstName</text:span><text:span text:style-name="T6"/></text:p>
          </table:table-cell>
          <table:table-cell table:style-name="TableCell010002">
            <text:p text:style-name="P3"><text:span text:style-name="T7">LastName</text:span><text:span text:style-name="T8"/></text:p>
          </table:table-cell>
          <table:table-cell table:style-name="TableCell010003">
            <text:p text:style-name="P3"><text:span text:style-name="T9">Email</text:span><text:span text:style-name="T10"/></text:p>
          </table:table-cell>
          <table:table-cell table:style-name="TableCell010004">
            <text:p text:style-name="P3"><text:span text:style-name="T11">Password</text:span><text:span text:style-name="T12"/></text:p>
          </table:table-cell>
        </table:table-row>
      </table:table>
      <text:p text:style-name="P5"><text:span text:style-name="T12"/></text:p>
      <text:p text:style-name="P5"><text:span text:style-name="T13">DRIVERS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7"><text:span text:style-name="T15">ID</text:span><text:span text:style-name="T16"/></text:p>
          </table:table-cell>
          <table:table-cell table:style-name="TableCell020001">
            <text:p text:style-name="P7"><text:span text:style-name="T17">FirstName</text:span><text:span text:style-name="T18"/></text:p>
          </table:table-cell>
          <table:table-cell table:style-name="TableCell020002">
            <text:p text:style-name="P7"><text:span text:style-name="T19">LastName</text:span><text:span text:style-name="T20"/></text:p>
          </table:table-cell>
          <table:table-cell table:style-name="TableCell020003">
            <text:p text:style-name="P7"><text:span text:style-name="T21">Email</text:span><text:span text:style-name="T22"/></text:p>
          </table:table-cell>
          <table:table-cell table:style-name="TableCell020004">
            <text:p text:style-name="P7"><text:span text:style-name="T23">Password</text:span><text:span text:style-name="T24"/></text:p>
          </table:table-cell>
          <table:table-cell table:style-name="TableCell020005">
            <text:p text:style-name="P7"><text:span text:style-name="T25">DrivingLicenceCategory</text:span><text:span text:style-name="T26"/></text:p>
          </table:table-cell>
          <table:table-cell table:style-name="TableCell020006">
            <text:p text:style-name="P7"><text:span text:style-name="T27">DrivingLicenceNumber</text:span><text:span text:style-name="T28"/></text:p>
          </table:table-cell>
        </table:table-row>
      </table:table>
      <text:p text:style-name="P9"><text:span text:style-name="T28"/></text:p>
      <text:p text:style-name="P9"><text:span text:style-name="T29">VEHICLES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>
            <text:p text:style-name="P11"><text:span text:style-name="T31">ID</text:span><text:span text:style-name="T32"/></text:p>
          </table:table-cell>
          <table:table-cell table:style-name="TableCell030001">
            <text:p text:style-name="P11"><text:span text:style-name="T33">LicencePlate</text:span><text:span text:style-name="T34"/></text:p>
          </table:table-cell>
          <table:table-cell table:style-name="TableCell030002">
            <text:p text:style-name="P11"><text:span text:style-name="T35">RegistrationDate</text:span><text:span text:style-name="T36"/></text:p>
          </table:table-cell>
          <table:table-cell table:style-name="TableCell030003">
            <text:p text:style-name="P11"><text:span text:style-name="T37">Brand</text:span><text:span text:style-name="T38"/></text:p>
          </table:table-cell>
          <table:table-cell table:style-name="TableCell030004">
            <text:p text:style-name="P11"><text:span text:style-name="T39">Model</text:span><text:span text:style-name="T40"/></text:p>
          </table:table-cell>
          <table:table-cell table:style-name="TableCell030005">
            <text:p text:style-name="P11"><text:span text:style-name="T41">ModelYear</text:span><text:span text:style-name="T42"/></text:p>
          </table:table-cell>
          <table:table-cell table:style-name="TableCell030006">
            <text:p text:style-name="P11"><text:span text:style-name="T43">Color</text:span><text:span text:style-name="T44"/></text:p>
          </table:table-cell>
        </table:table-row>
      </table:table>
      <text:p text:style-name="P13"><text:span text:style-name="T44"/></text:p>
      <text:p text:style-name="P13"><text:span text:style-name="T45">STEERS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15"><text:span text:style-name="T47">ID</text:span><text:span text:style-name="T48"/></text:p>
          </table:table-cell>
          <table:table-cell table:style-name="TableCell040001">
            <text:p text:style-name="P15"><text:span text:style-name="T49">DriverID</text:span><text:span text:style-name="T50"/></text:p>
          </table:table-cell>
          <table:table-cell table:style-name="TableCell040002">
            <text:p text:style-name="P15"><text:span text:style-name="T51">VehcleID</text:span><text:span text:style-name="T52"/></text:p>
          </table:table-cell>
          <table:table-cell table:style-name="TableCell040003">
            <text:p text:style-name="P15"><text:span text:style-name="T53">DateFrom</text:span><text:span text:style-name="T54"/></text:p>
          </table:table-cell>
          <table:table-cell table:style-name="TableCell040004">
            <text:p text:style-name="P15"><text:span text:style-name="T55">DateTo</text:span><text:span text:style-name="T56"/></text:p>
          </table:table-cell>
        </table:table-row>
      </table:table>
      <text:p text:style-name="P17"><text:span text:style-name="T56"/></text:p>
      <text:p text:style-name="P17"><text:span text:style-name="T57">RIDES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column table:style-name="TableColumn0506"/>
        <table:table-column table:style-name="TableColumn0507"/>
        <table:table-row table:style-name="TableRow0500">
          <table:table-cell table:style-name="TableCell050000">
            <text:p text:style-name="P19"><text:span text:style-name="T59">ID</text:span><text:span text:style-name="T60"/></text:p>
          </table:table-cell>
          <table:table-cell table:style-name="TableCell050001">
            <text:p text:style-name="P19"><text:span text:style-name="T61">RequestTime</text:span><text:span text:style-name="T62"/></text:p>
          </table:table-cell>
          <table:table-cell table:style-name="TableCell050002">
            <text:p text:style-name="P19"><text:span text:style-name="T63">StartLocation</text:span><text:span text:style-name="T64"/></text:p>
          </table:table-cell>
          <table:table-cell table:style-name="TableCell050003">
            <text:p text:style-name="P19"><text:span text:style-name="T65">EndLocation</text:span><text:span text:style-name="T66"/></text:p>
          </table:table-cell>
          <table:table-cell table:style-name="TableCell050004">
            <text:p text:style-name="P19"><text:span text:style-name="T67">StartTime</text:span><text:span text:style-name="T68"/></text:p>
          </table:table-cell>
          <table:table-cell table:style-name="TableCell050005">
            <text:p text:style-name="P19"><text:span text:style-name="T69">EndTime</text:span><text:span text:style-name="T70"/></text:p>
          </table:table-cell>
          <table:table-cell table:style-name="TableCell050006">
            <text:p text:style-name="P19"><text:span text:style-name="T71">CustomerID</text:span><text:span text:style-name="T72"/></text:p>
          </table:table-cell>
          <table:table-cell table:style-name="TableCell050007">
            <text:p text:style-name="P19"><text:span text:style-name="T73">DriverID</text:span><text:span text:style-name="T74"/></text:p>
          </table:table-cell>
        </table:table-row>
      </table:table>
      <text:p text:style-name="P21"><text:span text:style-name="T74"/></text:p>
      <text:p text:style-name="P21"><text:span text:style-name="T75">NUMBERS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>
            <text:p text:style-name="P23"><text:span text:style-name="T77">ID</text:span><text:span text:style-name="T78"/></text:p>
          </table:table-cell>
          <table:table-cell table:style-name="TableCell060001">
            <text:p text:style-name="P23"><text:span text:style-name="T79">Number</text:span><text:span text:style-name="T80"/></text:p>
          </table:table-cell>
          <table:table-cell table:style-name="TableCell060002">
            <text:p text:style-name="P23"><text:span text:style-name="T81">NUMBERABLE_ID</text:span><text:span text:style-name="T82"/></text:p>
          </table:table-cell>
          <table:table-cell table:style-name="TableCell060003">
            <text:p text:style-name="P23"><text:span text:style-name="T83">NUMBERABLE_TYPE</text:span><text:span text:style-name="T84"/></text:p>
          </table:table-cell>
        </table:table-row>
      </table:table>
      <text:p text:style-name="P25"><text:span text:style-name="T84"/></text:p>
      <text:p text:style-name="P26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